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729f" officeooo:paragraph-rsid="0006729f"/>
    </style:style>
    <style:style style:name="P2" style:family="paragraph" style:parent-style-name="Standard">
      <style:text-properties officeooo:rsid="000672cc" officeooo:paragraph-rsid="000672cc"/>
    </style:style>
    <style:style style:name="P3" style:family="paragraph" style:parent-style-name="Standard">
      <style:text-properties officeooo:rsid="00072128" officeooo:paragraph-rsid="00072128"/>
    </style:style>
    <style:style style:name="P4" style:family="paragraph" style:parent-style-name="Standard">
      <style:text-properties officeooo:rsid="0007576e" officeooo:paragraph-rsid="000757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Attendance issues</text:p>
      <text:p text:style-name="P1">2. Graduation</text:p>
      <text:p text:style-name="P1"><text:s text:c="4"/>1. how many choir members</text:p>
      <text:p text:style-name="P1"><text:s text:c="4"/>2. which songs? (You Raise Me Up, Believe, Imagine, We Are the World, Kaz Evolution Mashup, Only Time, Circle of Life)</text:p>
      <text:p text:style-name="P1">3. Concert</text:p>
      <text:p text:style-name="P1"><text:s text:c="4"/>1. location - supposed to hear from Assem/Bakhtiyar on Monday</text:p>
      <text:p text:style-name="P1"><text:s text:c="4"/>2. poster - add Haileybury, NU Orchestra, approve (and print?)</text:p>
      <text:p text:style-name="P1"><text:s text:c="4"/>3. video promo</text:p>
      <text:p text:style-name="P1"><text:s text:c="4"/>4. risers?</text:p>
      <text:p text:style-name="P1"><text:s text:c="4"/>5. concert order</text:p>
      <text:p text:style-name="P1"><text:s text:c="4"/>6. script/sketches</text:p>
      <text:p text:style-name="P1"><text:s text:c="4"/>7. songs/solos</text:p>
      <text:p text:style-name="P1"><text:s text:c="4"/>8. Dress rehearsal on Thursday or Saturday (starting around 12)?</text:p>
      <text:p text:style-name="P1"><text:s text:c="4"/>9. rehearse w/ Orchestra</text:p>
      <text:p text:style-name="P1"><text:s text:c="4"/>10. rehearse w/ drummer &amp; guitarist</text:p>
      <text:p text:style-name="P1"><text:s text:c="4"/>11. what to wear - order t-shirts (student fund)</text:p>
      <text:p text:style-name="P1">12. Create email advert</text:p>
      <text:p text:style-name="P1"/>
      <text:p text:style-name="P2">Tickets:</text:p>
      <text:p text:style-name="P2"><text:tab/>2 for each choir member </text:p>
      <text:p text:style-name="P2"><text:tab/>VIPs – reserved</text:p>
      <text:p text:style-name="P3">toPrint:</text:p>
      <text:p text:style-name="P3"><text:tab/>Almaz or Assem</text:p>
      <text:p text:style-name="P3"><text:tab/>Maybe print by ourselves</text:p>
      <text:p text:style-name="P4">Risers: Yes</text:p>
      <text:p text:style-name="P4">Promo: Tuesday</text:p>
      <text:p text:style-name="P4">Poster: Altynay</text:p>
      <text:p text:style-name="P4">Location: either Orange hall or Cinema theater</text:p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4:42:38.942108390</meta:creation-date>
    <dc:date>2017-04-01T00:05:21.471115640</dc:date>
    <meta:editing-duration>PT8H10M55S</meta:editing-duration>
    <meta:editing-cycles>1</meta:editing-cycles>
    <meta:document-statistic meta:table-count="0" meta:image-count="0" meta:object-count="0" meta:page-count="1" meta:paragraph-count="27" meta:word-count="127" meta:character-count="810" meta:non-whitespace-character-count="652"/>
    <meta:generator>LibreOffice/5.1.6.2$Linux_X86_64 LibreOffice_project/10m0$Build-2</meta:generator>
  </office:meta>
</office:document-meta>
</file>